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Adobe Devanagari" svg:font-family="'Adobe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color="#ffffff" style:font-name="Adobe Devanagari" fo:font-size="10pt" style:font-size-asian="10pt" style:font-size-complex="10pt"/>
    </style:style>
    <style:style style:name="T1" style:family="text">
      <style:text-properties fo:font-variant="normal" fo:text-transform="none" fo:color="#2a2a2a" style:font-name="georgia" fo:font-size="15pt" fo:letter-spacing="normal" fo:font-style="normal" fo:font-weight="normal"/>
    </style:style>
    <style:style style:name="T2" style:family="text">
      <style:text-properties fo:font-variant="normal" fo:text-transform="none" fo:color="#2a2a2a" fo:font-size="15pt" fo:letter-spacing="normal" fo:font-style="normal" fo:font-weight="normal"/>
    </style:style>
    <style:style style:name="T3" style:family="text">
      <style:text-properties fo:font-variant="normal" fo:text-transform="none" fo:color="#2a2a2a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s for me, I had turned 19 only two days previous, and still</text:p>
      <text:p text:style-name="Preformatted_20_Text">suffered from the native upbringing of a good Christian family. I</text:p>
      <text:p text:style-name="Preformatted_20_Text">lost a lot of that upbringing at Okonda. There was no honor here,</text:p>
      <text:p text:style-name="Preformatted_20_Text">no virtue. The standards of behavior taught in the homes, churches,</text:p>
      <text:p text:style-name="Preformatted_20_Text">and schools of America had no place in battle. They were mythical</text:p>
      <text:p text:style-name="Preformatted_20_Text">concepts good only for the raising of children, to be cast aside</text:p>
      <text:p text:style-name="Preformatted_20_Text">forever from this moment on. No, I didn't feel guilt, shame, or</text:p>
      <text:p text:style-name="Preformatted_20_Text">remorse at killing my fellow man â€” I felt pride!</text:p>
      <text:p text:style-name="Preformatted_20_Text">â€” Alan Stuart-Smyth</text:p>
      <text:p text:style-name="Preformatted_20_Text">"Congo Horror"</text:p>
      <text:p text:style-name="Preformatted_20_Text"/>
      <text:p text:style-name="Preformatted_20_Text">â€œHere the ways of men divide. If you wish to strive for peace of soul and happiness, then believe; if you wish to be a disciple of truth, then inquire.â€�</text:p>
      <text:p text:style-name="Preformatted_20_Text">-Fredirich Neiche </text:p>
      <text:p text:style-name="Preformatted_20_Text"/>
      <text:p text:style-name="P1"><text:span text:style-name="T4">Durvasula points out that we live in a competitive culture where success is measured by good grades, elite colleges, wealth and status rather than someone’s levels of empathy and compassion. “We have created a world where it’s almost impossible to get ahead unless you’re a narcissist,” Durvasula says.</text:span> </text:p>
      <text:p text:style-name="Preformatted_20_Text"/>
      <text:p text:style-name="Preformatted_20_Text">9The Turing Test, proposed by Alan Turing [126] in 1950, is a test where a human judge interacts with either</text:p>
      <text:p text:style-name="Preformatted_20_Text">another human or a computer conversation program, by typing messages back and forth. The program â€œpassesâ€� the</text:p>
      <text:p text:style-name="Preformatted_20_Text">Test if the judge canâ€™t reliably distinguish the program from the human interlocutor.</text:p>
      <text:p text:style-name="Preformatted_20_Text">By a â€œstrong variantâ€� of the Turing Test, I mean that besides the usual teletype conversation, one could add</text:p>
      <text:p text:style-name="Preformatted_20_Text">additional tests requiring vision, hearing, touch, smell, speaking, handwriting, facial expressions, dancing, playing</text:p>
      <text:p text:style-name="Preformatted_20_Text">sports and musical instruments, etc.â€”even though many perfectly-intelligent humans would then be unable to pass</text:p>
      <text:p text:style-name="Preformatted_20_Text">the tests!</text:p>
      <text:p text:style-name="Preformatted_20_Text">Imagine a world where humans constantly had to compete with computers. And the ones that didn't pass the test got left behind. </text:p>
      <text:p text:style-name="Preformatted_20_Text"/>
      <text:p text:style-name="Preformatted_20_Text">20One fam</text:p>
      <text:p text:style-name="Preformatted_20_Text"/>
      <text:p text:style-name="Preformatted_20_Text">I know that one can call on all the saints in heaven for</text:p>
      <text:p text:style-name="Preformatted_20_Text">help without believing in any God: and it is this that I must describe, even if it means plunging</text:p>
      <text:p text:style-name="Preformatted_20_Text">back into a nightmare for nights at a time. For that is the substance of my task: to reanimate,</text:p>
      <text:p text:style-name="Preformatted_20_Text">with all the intensity I can summon, those distant cries from the slaughterhouse.</text:p>
      <text:p text:style-name="Preformatted_20_Text"/>
      <text:p text:style-name="Preformatted_20_Text">guy Sajer forgotten soldier page 143 in the pdf</text:p>
      <text:p text:style-name="Preformatted_20_Text"/>
      <text:p text:style-name="Preformatted_20_Text">The health of humankind is not measured just by its coughs and</text:p>
      <text:p text:style-name="Preformatted_20_Text">wheezes but by the fevers of its soul.</text:p>
      <text:p text:style-name="Preformatted_20_Text"/>
      <text:p text:style-name="Preformatted_20_Text">dave grossman on killing introduction page 31 in pdf</text:p>
      <text:p text:style-name="Preformatted_20_Text"/>
      <text:p text:style-name="Preformatted_20_Text">In winter trenches, cowed and glum, With crumps and lice and lack of rum, He put a bullet through his brain. </text:p>
      <text:p text:style-name="Preformatted_20_Text">No one spoke of him again. </text:p>
      <text:p text:style-name="Preformatted_20_Text">You smug-faced crowds with kindling eye Who cheer when soldier lads march by,</text:p>
      <text:p text:style-name="Preformatted_20_Text"><text:s/>Sneak home and pray you'll never know The hell where youth and laughter go.</text:p>
      <text:p text:style-name="Preformatted_20_Text">suicude in the trenches siegfried sassoon</text:p>
      <text:p text:style-name="Preformatted_20_Text"/>
      <text:p text:style-name="Preformatted_20_Text"/>
      <text:p text:style-name="Preformatted_20_Text">He believes that the armed forces of</text:p>
      <text:p text:style-name="Preformatted_20_Text">both the West and the East are searching for a chemical answer to</text:p>
      <text:p text:style-name="Preformatted_20_Text">this problem. Gabriel warns that the perfection of a "nondepleting</text:p>
      <text:p text:style-name="Preformatted_20_Text">neurotrop" to be given to soldiers prior to battle would result in</text:p>
      <text:p text:style-name="Preformatted_20_Text">"armies of sociopaths."</text:p>
      <text:p text:style-name="Preformatted_20_Text"/>
      <text:p text:style-name="Preformatted_20_Text">dave grossman on killing page 85</text:p>
      <text:p text:style-name="Preformatted_20_Text"/>
      <text:p text:style-name="Preformatted_20_Text"><text:soft-page-break/>Efficient, thorough, strong, and brave â€” his vision is to kill.</text:p>
      <text:p text:style-name="Preformatted_20_Text">Force is the hearthstone of his might, the pole-star of his will.</text:p>
      <text:p text:style-name="Preformatted_20_Text">His forges glow malevolent: Their minions never tire</text:p>
      <text:p text:style-name="Preformatted_20_Text">To deck the goddess of his lust whose twins are blood and fire.</text:p>
      <text:p text:style-name="Preformatted_20_Text">â€” Robert Grant, World War I veteran</text:p>
      <text:p text:style-name="Preformatted_20_Text">"The Superman"</text:p>
      <text:p text:style-name="Preformatted_20_Text"/>
      <text:p text:style-name="Preformatted_20_Text">The first quality of a soldier is constancy in enduring fatigue and</text:p>
      <text:p text:style-name="Preformatted_20_Text">hardship. Courage is only the second. Poverty, privation and want</text:p>
      <text:p text:style-name="Preformatted_20_Text">are the school of the good soldier.</text:p>
      <text:p text:style-name="Preformatted_20_Text">â€” Napoleon</text:p>
      <text:p text:style-name="Preformatted_20_Text"/>
      <text:p text:style-name="Preformatted_20_Text">I am sick and tired of war. It's glory is all moonshine. It is only</text:p>
      <text:p text:style-name="Preformatted_20_Text">those who have neither fired a shot nor heard the shrieks and</text:p>
      <text:p text:style-name="Preformatted_20_Text">groans of the wounded who cry aloud for blood, for vengeance,</text:p>
      <text:p text:style-name="Preformatted_20_Text">for desolation. War is hell.</text:p>
      <text:p text:style-name="Preformatted_20_Text">â€” William Tecumseh Sherman</text:p>
      <text:p text:style-name="Preformatted_20_Text"/>
      <text:p text:style-name="Preformatted_20_Text">The force of darkness and destruction within us is balanced with</text:p>
      <text:p text:style-name="Preformatted_20_Text">a force of light and love for our fellow man. These forces struggle</text:p>
      <text:p text:style-name="Preformatted_20_Text">and strive within the heart of each of us. To ignore one is to ignore</text:p>
      <text:p text:style-name="Preformatted_20_Text">the other. We cannot know the light if we do not acknowledge the</text:p>
      <text:p text:style-name="Preformatted_20_Text">dark. We cannot know life if we do not acknowledge death. The</text:p>
      <text:p text:style-name="Preformatted_20_Text">link between sex and war and the process of denial in both fields</text:p>
      <text:p text:style-name="Preformatted_20_Text">are well represented by Richard Heckler's observation that "it is</text:p>
      <text:p text:style-name="Preformatted_20_Text">in the mythological marriage of Ares [the god of war] and Aphrodite</text:p>
      <text:p text:style-name="Preformatted_20_Text">[the god of sex] that Harmonia is born."</text:p>
      <text:p text:style-name="Preformatted_20_Text"/>
      <text:p text:style-name="Preformatted_20_Text">If this kind of obedience could be obtained with a lab coat and a</text:p>
      <text:p text:style-name="Preformatted_20_Text">clipboard by an authority figure who has been known for only a</text:p>
      <text:p text:style-name="Preformatted_20_Text">few minutes, how much more would the trappings of military</text:p>
      <text:p text:style-name="Preformatted_20_Text">authority and months of bonding accomplish?</text:p>
      <text:p text:style-name="Preformatted_20_Text"/>
      <text:p text:style-name="Preformatted_20_Text">There are many benefits reaped by those who tap the dark</text:p>
      <text:p text:style-name="Preformatted_20_Text">power of atrocity. On killing page 237</text:p>
      <text:p text:style-name="Preformatted_20_Text"/>
      <text:p text:style-name="Preformatted_20_Text">Great, now I have this image of redneck angels that wear aviators and carhartt jackets over their robes and take pictures of their buddies standing over dead demons.</text:p>
      <text:p text:style-name="Preformatted_20_Text"/>
      <text:p text:style-name="Preformatted_20_Text"/>
      <text:p text:style-name="Preformatted_20_Text">7</text:p>
      <text:p text:style-name="Preformatted_20_Text"/>
      <text:p text:style-name="Preformatted_20_Text"/>
      <text:p text:style-name="Preformatted_20_Text">Reply</text:p>
      <text:p text:style-name="Preformatted_20_Text">Share</text:p>
      <text:p text:style-name="Preformatted_20_Text"/>
      <text:p text:style-name="Preformatted_20_Text">User avatar</text:p>
      <text:p text:style-name="Preformatted_20_Text">level 2</text:p>
      <text:p text:style-name="Preformatted_20_Text">Freyas_Follower</text:p>
      <text:p text:style-name="Preformatted_20_Text"><text:s/></text:p>
      <text:p text:style-name="Preformatted_20_Text">2 days ago</text:p>
      <text:p text:style-name="Preformatted_20_Text">Now imagine them diving a pick up truck and hunter demons in the back, beside the gun rack.</text:p>
      <text:p text:style-name="Preformatted_20_Text"/>
      <text:p text:style-name="Preformatted_20_Text"/>
      <text:p text:style-name="Preformatted_20_Text">2</text:p>
      <text:p text:style-name="Preformatted_20_Text"/>
      <text:p text:style-name="Preformatted_20_Text"/>
      <text:p text:style-name="Preformatted_20_Text">Reply</text:p>
      <text:p text:style-name="Preformatted_20_Text"><text:soft-page-break/>Share</text:p>
      <text:p text:style-name="Preformatted_20_Text"/>
      <text:p text:style-name="Preformatted_20_Text">User avatar</text:p>
      <text:p text:style-name="Preformatted_20_Text">level 3</text:p>
      <text:p text:style-name="Preformatted_20_Text">Laynebutnotlayne</text:p>
      <text:p text:style-name="Preformatted_20_Text">2 days ago</text:p>
      <text:p text:style-name="Preformatted_20_Text">I mean, if there's urban hell than there's rural hell too? </text:p>
      <text:p text:style-name="Preformatted_20_Text">Shootin back actual fireballs down at the cabin by the Lake of Fire....</text:p>
      <text:p text:style-name="Preformatted_20_Text"/>
      <text:p text:style-name="Preformatted_20_Text">His mind was crowded with memories; memories of the knowledge that had come to them</text:p>
      <text:p text:style-name="Preformatted_20_Text">when they closed in on the struggling pig, knowledge that they had outwitted </text:p>
      <text:p text:style-name="Preformatted_20_Text">a living thing, imposed their will upon it, taken away its life like a long satisfying drink.</text:p>
      <text:p text:style-name="Preformatted_20_Text"/>
      <text:p text:style-name="Preformatted_20_Text">Golding, William. Lord of the Flies (p. -66). Penguin Publishing Group. Kindle Edition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The line separating good and evil passes not through states, nor between classes, </text:p>
      <text:p text:style-name="Preformatted_20_Text">nor between political parties either -- but right through every human heart -- and through all human hearts.</text:p>
      <text:p text:style-name="Preformatted_20_Text"><text:s/>This line shifts. Inside us, it oscillates with the years. And even within hearts overwhelmed by evil, one small bridgehead of good is retained</text:p>
      <text:p text:style-name="Preformatted_20_Text">â€• Aleksandr Solzhenitsyn, The Gulag Archipelago 1918â€“1956</text:p>
      <text:p text:style-name="Preformatted_20_Text"/>
      <text:p text:style-name="Preformatted_20_Text"/>
      <text:p text:style-name="Preformatted_20_Text"/>
      <text:p text:style-name="Preformatted_20_Text">â€œThe interests of the companies making the medicine and the interests of the patients </text:p>
      <text:p text:style-name="Preformatted_20_Text">are very different,â€� says Di Franco. â€œThe company wants to do whatever is most profitable, </text:p>
      <text:p text:style-name="Preformatted_20_Text">and it is obligated to do so in many respects. And that is rarely what is best for patients.â€�</text:p>
      <text:p text:style-name="Preformatted_20_Text"/>
      <text:p text:style-name="Preformatted_20_Text">https://elemental.medium.com/biohackers-with-diabetes-are-making-their-own-insulin-edbfbea8386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serif"/>
    <style:font-face style:name="Times New Roman1" svg:font-family="'Times New Roman'" style:font-family-generic="roman"/>
    <style:font-face style:name="Lucida Sans1" svg:font-family="'Lucida Sans'" style:font-family-generic="swiss"/>
    <style:font-face style:name="Adobe Devanagari" svg:font-family="'Adobe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102" meta:word-count="1074" meta:character-count="6162"/>
    <dc:date>2022-04-19T18:32:20.39</dc:date>
    <dc:creator>Blake Stanger</dc:creator>
    <meta:generator>OpenOffice/4.1.11$Win32 OpenOffice.org_project/4111m1$Build-9808</meta:generator>
  </office:meta>
</office:document-meta>
</file>